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ysettha OT" svg:font-family="'Saysettha OT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1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92.6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95.25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33.3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9.8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 fo:font-size="10pt" style:font-size-asian="10pt" style:font-size-complex="10pt"/>
    </style:style>
    <style:style style:name="ce3" style:family="table-cell" style:parent-style-name="Default" style:data-style-name="N2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ff0000" fo:font-size="10pt" style:font-size-asian="10pt" style:font-size-complex="10pt"/>
    </style:style>
    <style:style style:name="ce4" style:family="table-cell" style:parent-style-name="Default" style:data-style-name="N108">
      <style:table-cell-properties fo:background-color="transparent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la_artic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rticle_ta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loc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created_on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table:number-columns-repeated="100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3" office:value-type="string" calcext:value-type="string">
            <text:p>40-1</text:p>
          </table:table-cell>
          <table:table-cell office:value-type="string" calcext:value-type="string">
            <text:p>Belt - Day Curoa</text:p>
          </table:table-cell>
          <table:table-cell/>
          <table:table-cell office:value-type="string" calcext:value-type="string">
            <text:p>Belt - Day Curoa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elt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3" office:value-type="string" calcext:value-type="string">
            <text:p>40-2</text:p>
          </table:table-cell>
          <table:table-cell office:value-type="string" calcext:value-type="string">
            <text:p>87C7-40 - 4-Lead knife gear</text:p>
          </table:table-cell>
          <table:table-cell/>
          <table:table-cell office:value-type="string" calcext:value-type="string">
            <text:p>87C7-40 - 4-Lead knife gea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7C7-40 - 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3" office:value-type="string" calcext:value-type="string">
            <text:p>40-3</text:p>
          </table:table-cell>
          <table:table-cell office:value-type="string" calcext:value-type="string">
            <text:p>523C1-101 - wire with plug</text:p>
          </table:table-cell>
          <table:table-cell/>
          <table:table-cell office:value-type="string" calcext:value-type="string">
            <text:p>523C1-101 - wire with plu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23C1-101 - wire with plu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3" office:value-type="string" calcext:value-type="string">
            <text:p>40-4</text:p>
          </table:table-cell>
          <table:table-cell office:value-type="string" calcext:value-type="string">
            <text:p>BRUSH THE - choi than dong</text:p>
          </table:table-cell>
          <table:table-cell/>
          <table:table-cell office:value-type="string" calcext:value-type="string">
            <text:p>BRUSH THE - choi than d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RUSH THE - choi than do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3" office:value-type="string" calcext:value-type="string">
            <text:p>40-5</text:p>
          </table:table-cell>
          <table:table-cell office:value-type="string" calcext:value-type="string">
            <text:p>switch - Cong tac dieu khien</text:p>
          </table:table-cell>
          <table:table-cell/>
          <table:table-cell office:value-type="string" calcext:value-type="string">
            <text:p>switch - Cong tac dieu khie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witch - Cong tac dieu khie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3" office:value-type="string" calcext:value-type="string">
            <text:p>40-6</text:p>
          </table:table-cell>
          <table:table-cell office:value-type="string" calcext:value-type="string">
            <text:p>Abrasives cut the table S150</text:p>
          </table:table-cell>
          <table:table-cell/>
          <table:table-cell office:value-type="string" calcext:value-type="string">
            <text:p>Abrasives cut the table S150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abrasives cut the table S150 - da mai cat dau ban s15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3" office:value-type="string" calcext:value-type="string">
            <text:p>40-7</text:p>
          </table:table-cell>
          <table:table-cell office:value-type="string" calcext:value-type="string">
            <text:p>Knife sharpening stone - đa mai dao</text:p>
          </table:table-cell>
          <table:table-cell/>
          <table:table-cell office:value-type="string" calcext:value-type="string">
            <text:p>Knife sharpening stone - đ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Knife sharpening ston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3" office:value-type="string" calcext:value-type="string">
            <text:p>40-8</text:p>
          </table:table-cell>
          <table:table-cell office:value-type="string" calcext:value-type="string">
            <text:p>Fancon 82,5 6-kt. HSS - circular cutter</text:p>
          </table:table-cell>
          <table:table-cell/>
          <table:table-cell office:value-type="string" calcext:value-type="string">
            <text:p>Fancon 82,5 6-kt. HSS - circular cut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Fancon 82,5 6-kt. HSS - circular cutter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3" office:value-type="string" calcext:value-type="string">
            <text:p>40-9</text:p>
          </table:table-cell>
          <table:table-cell office:value-type="string" calcext:value-type="string">
            <text:p>Electrical knife for cutter blade</text:p>
          </table:table-cell>
          <table:table-cell/>
          <table:table-cell office:value-type="string" calcext:value-type="string">
            <text:p>Electrical knife for cutter blad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Electrical knife for cutter blad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3" office:value-type="string" calcext:value-type="string">
            <text:p>40-10</text:p>
          </table:table-cell>
          <table:table-cell office:value-type="string" calcext:value-type="string">
            <text:p>300C15-3 - Screw, 10-32x3/8 Round hd</text:p>
          </table:table-cell>
          <table:table-cell/>
          <table:table-cell office:value-type="string" calcext:value-type="string">
            <text:p>300C15-3 - Screw, 10-32x3/8 Round h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5-3 - Screw, 10-32x3/8 Round hd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3" office:value-type="string" calcext:value-type="string">
            <text:p>40-11</text:p>
          </table:table-cell>
          <table:table-cell office:value-type="string" calcext:value-type="string">
            <text:p>308C5-1 - Screw, 3-48x1/2 SKT</text:p>
          </table:table-cell>
          <table:table-cell/>
          <table:table-cell office:value-type="string" calcext:value-type="string">
            <text:p>308C5-1 - Screw, 3-48x1/2 SK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8C5-1 - Screw, 3-48x1/2 SKT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3" office:value-type="string" calcext:value-type="string">
            <text:p>40-12</text:p>
          </table:table-cell>
          <table:table-cell office:value-type="string" calcext:value-type="string">
            <text:p>302C8-1 - Screw, 4-40x3/8 socket flat hd</text:p>
          </table:table-cell>
          <table:table-cell/>
          <table:table-cell office:value-type="string" calcext:value-type="string">
            <text:p>302C8-1 - Screw, 4-40x3/8 socket flat h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2C8-1 - Screw, 4-40x3/8 socket flat hd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3" office:value-type="string" calcext:value-type="string">
            <text:p>40-13</text:p>
          </table:table-cell>
          <table:table-cell office:value-type="string" calcext:value-type="string">
            <text:p>726C1-16 - Shear plate with blank</text:p>
          </table:table-cell>
          <table:table-cell/>
          <table:table-cell office:value-type="string" calcext:value-type="string">
            <text:p>726C1-16 - Shear plate with blan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726C1-16 - Shear plate with blank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3" office:value-type="string" calcext:value-type="string">
            <text:p>40-14</text:p>
          </table:table-cell>
          <table:table-cell office:value-type="string" calcext:value-type="string">
            <text:p>508C1-101 - outlet</text:p>
          </table:table-cell>
          <table:table-cell/>
          <table:table-cell office:value-type="string" calcext:value-type="string">
            <text:p>508C1-101 - outle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08C1-101 - outlet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40-15</text:p>
          </table:table-cell>
          <table:table-cell office:value-type="string" calcext:value-type="string">
            <text:p>SE135024500K - Thermistor relay</text:p>
          </table:table-cell>
          <table:table-cell/>
          <table:table-cell office:value-type="string" calcext:value-type="string">
            <text:p>SE135024500K - Thermistor rel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E135024500K - Thermistor rela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3" office:value-type="string" calcext:value-type="string">
            <text:p>40-16</text:p>
          </table:table-cell>
          <table:table-cell office:value-type="string" calcext:value-type="string">
            <text:p>PAA01CM24 - Thermistor relay</text:p>
          </table:table-cell>
          <table:table-cell/>
          <table:table-cell office:value-type="string" calcext:value-type="string">
            <text:p>PAA01CM24 - Thermistor rel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AA01CM24 - Thermistor relay - ro le thoi gia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3" office:value-type="string" calcext:value-type="string">
            <text:p>40-17</text:p>
          </table:table-cell>
          <table:table-cell office:value-type="string" calcext:value-type="string">
            <text:p>87C7-37 - 2-Lead knife gear - banh rang dao</text:p>
          </table:table-cell>
          <table:table-cell/>
          <table:table-cell office:value-type="string" calcext:value-type="string">
            <text:p>87C7-37 - 2-Lead knife gear - banh rang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7C7-37 - 2-Lead knife gear - banh rang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3" office:value-type="string" calcext:value-type="string">
            <text:p>40-18</text:p>
          </table:table-cell>
          <table:table-cell office:value-type="string" calcext:value-type="string">
            <text:p>Switch ( Slow speed) - Cong tac nhan chay cham</text:p>
          </table:table-cell>
          <table:table-cell/>
          <table:table-cell office:value-type="string" calcext:value-type="string">
            <text:p>Switch ( Slow speed) - Cong tac nhan chay cha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Switch ( Slow speed) - Cong tac nhan chay cha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3" office:value-type="string" calcext:value-type="string">
            <text:p>40-19</text:p>
          </table:table-cell>
          <table:table-cell office:value-type="string" calcext:value-type="string">
            <text:p>Wheel - Banh xe may trai vai</text:p>
          </table:table-cell>
          <table:table-cell/>
          <table:table-cell office:value-type="string" calcext:value-type="string">
            <text:p>Wheel - Banh xe may trai v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Wheel - Banh xe may trai va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3" office:value-type="string" calcext:value-type="string">
            <text:p>40-20</text:p>
          </table:table-cell>
          <table:table-cell office:value-type="string" calcext:value-type="string">
            <text:p>Tekoma Niebuhr Semi Spreader m/c (2000mm- 129S) - Counter</text:p>
          </table:table-cell>
          <table:table-cell/>
          <table:table-cell office:value-type="string" calcext:value-type="string">
            <text:p>Tekoma Niebuhr Semi Spreader m/c (2000mm- 129S) - Coun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Tekoma Niebuhr Semi Spreader m/c (2000mm- 129S) - Counter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3" office:value-type="string" calcext:value-type="string">
            <text:p>40-21</text:p>
          </table:table-cell>
          <table:table-cell office:value-type="string" calcext:value-type="string">
            <text:p>8 chan - Relay - Ro le trung gian</text:p>
          </table:table-cell>
          <table:table-cell/>
          <table:table-cell office:value-type="string" calcext:value-type="string">
            <text:p>8 chan - Relay - Ro le trung gi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 chan - Relay - Ro le trung gia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3" office:value-type="string" calcext:value-type="string">
            <text:p>40-22</text:p>
          </table:table-cell>
          <table:table-cell office:value-type="string" calcext:value-type="string">
            <text:p>14 chan - Relay - Ro le trung gian</text:p>
          </table:table-cell>
          <table:table-cell/>
          <table:table-cell office:value-type="string" calcext:value-type="string">
            <text:p>14 chan - Relay - Ro le trung gi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4 chan - Relay - Ro le trung gia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3" office:value-type="string" calcext:value-type="string">
            <text:p>40-23</text:p>
          </table:table-cell>
          <table:table-cell office:value-type="string" calcext:value-type="string">
            <text:p>YS SEP 323-11RA - Stop switch</text:p>
          </table:table-cell>
          <table:table-cell/>
          <table:table-cell office:value-type="string" calcext:value-type="string">
            <text:p>YS SEP 323-11RA - Stop switc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YS SEP 323-11RA - Stop switc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40-24</text:p>
          </table:table-cell>
          <table:table-cell office:value-type="string" calcext:value-type="string">
            <text:p>505C2-85 - Base plate asembly</text:p>
          </table:table-cell>
          <table:table-cell/>
          <table:table-cell office:value-type="string" calcext:value-type="string">
            <text:p>505C2-85 - Base plate asemb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05C2-85 - Base plate asembl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3" office:value-type="string" calcext:value-type="string">
            <text:p>40-25</text:p>
          </table:table-cell>
          <table:table-cell office:value-type="string" calcext:value-type="string">
            <text:p>Sensor - sen so can bien</text:p>
          </table:table-cell>
          <table:table-cell/>
          <table:table-cell office:value-type="string" calcext:value-type="string">
            <text:p>Sensor - sen so can bie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Sensor - sen so can bie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40-26</text:p>
          </table:table-cell>
          <table:table-cell office:value-type="string" calcext:value-type="string">
            <text:p>Guided knife - dan huong dao</text:p>
          </table:table-cell>
          <table:table-cell/>
          <table:table-cell office:value-type="string" calcext:value-type="string">
            <text:p>Guided knife - dan huong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Guided knife - dan huong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3" office:value-type="string" calcext:value-type="string">
            <text:p>40-27</text:p>
          </table:table-cell>
          <table:table-cell office:value-type="string" calcext:value-type="string">
            <text:p>34C10-158 - Sharpenner spring - Lo xo</text:p>
          </table:table-cell>
          <table:table-cell/>
          <table:table-cell office:value-type="string" calcext:value-type="string">
            <text:p>34C10-158 - Sharpenner spring - Lo x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4C10-158 - Sharpenner spring - Lo x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3" office:value-type="string" calcext:value-type="string">
            <text:p>40-28</text:p>
          </table:table-cell>
          <table:table-cell office:value-type="string" calcext:value-type="string">
            <text:p>151C1-3 - Motor CHK coupling - khop noi motor dao</text:p>
          </table:table-cell>
          <table:table-cell/>
          <table:table-cell office:value-type="string" calcext:value-type="string">
            <text:p>151C1-3 - Motor CHK coupling - khop noi motor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51C1-3 - Motor CHK coupling - khop noi motor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3" office:value-type="string" calcext:value-type="string">
            <text:p>40-29</text:p>
          </table:table-cell>
          <table:table-cell office:value-type="string" calcext:value-type="string">
            <text:p>83C4-21 - Knife flange - Chan dao trong</text:p>
          </table:table-cell>
          <table:table-cell/>
          <table:table-cell office:value-type="string" calcext:value-type="string">
            <text:p>83C4-21 - Knife flange - Chan dao tr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3C4-21 - Knife flange - Chan dao tro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40-30</text:p>
          </table:table-cell>
          <table:table-cell office:value-type="string" calcext:value-type="string">
            <text:p>53C11-107 - Knife flange cover - Chan dao ngoai</text:p>
          </table:table-cell>
          <table:table-cell/>
          <table:table-cell office:value-type="string" calcext:value-type="string">
            <text:p>53C11-107 - Knife flange cover - Chan dao ngo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3C11-107 - Knife flange cover - Chan dao ngoa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3" office:value-type="string" calcext:value-type="string">
            <text:p>40-31</text:p>
          </table:table-cell>
          <table:table-cell office:value-type="string" calcext:value-type="string">
            <text:p>79C12-217 - Gear Rtaining plate - lap ham banh rang</text:p>
          </table:table-cell>
          <table:table-cell/>
          <table:table-cell office:value-type="string" calcext:value-type="string">
            <text:p>79C12-217 - Gear Rtaining plate - lap ham banh ra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79C12-217 - Gear Rtaining plate - lap ham banh ra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3" office:value-type="string" calcext:value-type="string">
            <text:p>40-32</text:p>
          </table:table-cell>
          <table:table-cell office:value-type="string" calcext:value-type="string">
            <text:p>32C5-60 - Sharpenner Bracket - gia bat da mai</text:p>
          </table:table-cell>
          <table:table-cell/>
          <table:table-cell office:value-type="string" calcext:value-type="string">
            <text:p>32C5-60 - Sharpenner Bracket - gia bat da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2C5-60 - Sharpenner Bracket - gia bat da ma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3" office:value-type="string" calcext:value-type="string">
            <text:p>40-33</text:p>
          </table:table-cell>
          <table:table-cell office:value-type="string" calcext:value-type="string">
            <text:p>25C4-162 - Knife Guard - bao ve dao</text:p>
          </table:table-cell>
          <table:table-cell/>
          <table:table-cell office:value-type="string" calcext:value-type="string">
            <text:p>25C4-162 - Knife Guard - bao ve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5C4-162 - Knife Guard - bao ve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3" office:value-type="string" calcext:value-type="string">
            <text:p>40-34</text:p>
          </table:table-cell>
          <table:table-cell office:value-type="string" calcext:value-type="string">
            <text:p>12C15-95 - Washer , #6 flat - long den</text:p>
          </table:table-cell>
          <table:table-cell/>
          <table:table-cell office:value-type="string" calcext:value-type="string">
            <text:p>12C15-95 - Washer , #6 flat - long de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2C15-95 - Washer , #6 flat - long de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3" office:value-type="string" calcext:value-type="string">
            <text:p>40-35</text:p>
          </table:table-cell>
          <table:table-cell office:value-type="string" calcext:value-type="string">
            <text:p>300C10-1 - Screw, 6-32x3/16 round Hd - oc bat dao</text:p>
          </table:table-cell>
          <table:table-cell/>
          <table:table-cell office:value-type="string" calcext:value-type="string">
            <text:p>300C10-1 - Screw, 6-32x3/16 round Hd - oc bat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0-1 - Screw, 6-32x3/16 round Hd - oc bat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3" office:value-type="string" calcext:value-type="string">
            <text:p>40-36</text:p>
          </table:table-cell>
          <table:table-cell office:value-type="string" calcext:value-type="string">
            <text:p>Carbon brush - Choi than dao</text:p>
          </table:table-cell>
          <table:table-cell/>
          <table:table-cell office:value-type="string" calcext:value-type="string">
            <text:p>Carbon brush - Choi than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Carbon brush - Choi than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3" office:value-type="string" calcext:value-type="string">
            <text:p>40-37</text:p>
          </table:table-cell>
          <table:table-cell office:value-type="string" calcext:value-type="string">
            <text:p>18C6-49 - oil seal ring - Giang cao su</text:p>
          </table:table-cell>
          <table:table-cell/>
          <table:table-cell office:value-type="string" calcext:value-type="string">
            <text:p>18C6-49 - oil seal ring - Giang cao su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8C6-49 - oil seal ring - Giang cao su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3" office:value-type="string" calcext:value-type="string">
            <text:p>40-38</text:p>
          </table:table-cell>
          <table:table-cell office:value-type="string" calcext:value-type="string">
            <text:p>21C5-5 - Sharpenner Bushing - de bat da mai dao</text:p>
          </table:table-cell>
          <table:table-cell/>
          <table:table-cell office:value-type="string" calcext:value-type="string">
            <text:p>21C5-5 - Sharpenner Bushing - de bat d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1C5-5 - Sharpenner Bushing - de bat da mai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3" office:value-type="string" calcext:value-type="string">
            <text:p>40-39</text:p>
          </table:table-cell>
          <table:table-cell office:value-type="string" calcext:value-type="string">
            <text:p>Motor - Mo to toi mo to dao</text:p>
          </table:table-cell>
          <table:table-cell/>
          <table:table-cell office:value-type="string" calcext:value-type="string">
            <text:p>Motor - Mo to toi mo to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Motor - Mo to toi mo to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3" office:value-type="string" calcext:value-type="string">
            <text:p>40-40</text:p>
          </table:table-cell>
          <table:table-cell office:value-type="string" calcext:value-type="string">
            <text:p>Gear - Banh rang</text:p>
          </table:table-cell>
          <table:table-cell/>
          <table:table-cell office:value-type="string" calcext:value-type="string">
            <text:p>Gear - Banh ra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- Gear - Banh ra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3" office:value-type="string" calcext:value-type="string">
            <text:p>40-41</text:p>
          </table:table-cell>
          <table:table-cell office:value-type="string" calcext:value-type="string">
            <text:p>18C6-35 - Snap ring - Phanh</text:p>
          </table:table-cell>
          <table:table-cell/>
          <table:table-cell office:value-type="string" calcext:value-type="string">
            <text:p>18C6-35 - Snap ring - Phan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8C6-35 - Snap ring - Phan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3" office:value-type="string" calcext:value-type="string">
            <text:p>40-42</text:p>
          </table:table-cell>
          <table:table-cell office:value-type="string" calcext:value-type="string">
            <text:p>55C4-98 - Sparcer bearing - dau noi</text:p>
          </table:table-cell>
          <table:table-cell/>
          <table:table-cell office:value-type="string" calcext:value-type="string">
            <text:p>55C4-98 - Sparcer bearing - dau no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5C4-98 - Sparcer bearing - dau noi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3" office:value-type="string" calcext:value-type="string">
            <text:p>40-43</text:p>
          </table:table-cell>
          <table:table-cell office:value-type="string" calcext:value-type="string">
            <text:p>653C1-3 - Wrom shaft (Electric) - Truc dao</text:p>
          </table:table-cell>
          <table:table-cell/>
          <table:table-cell office:value-type="string" calcext:value-type="string">
            <text:p>653C1-3 - Wrom shaft (Electric) - Truc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653C1-3 - Wrom shaft (Electric) - Truc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3" office:value-type="string" calcext:value-type="string">
            <text:p>40-44</text:p>
          </table:table-cell>
          <table:table-cell office:value-type="string" calcext:value-type="string">
            <text:p>4C1-197 - Allent nut - dai oc</text:p>
          </table:table-cell>
          <table:table-cell/>
          <table:table-cell office:value-type="string" calcext:value-type="string">
            <text:p>4C1-197 - Allent nut - dai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C1-197 - Allent nut - dai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3" office:value-type="string" calcext:value-type="string">
            <text:p>40-45</text:p>
          </table:table-cell>
          <table:table-cell office:value-type="string" calcext:value-type="string">
            <text:p>300C10-4 - Screw, 6-32x3/8 round hd. - Oc</text:p>
          </table:table-cell>
          <table:table-cell/>
          <table:table-cell office:value-type="string" calcext:value-type="string">
            <text:p>300C10-4 - Screw, 6-32x3/8 round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0-4 - Screw, 6-32x3/8 round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3" office:value-type="string" calcext:value-type="string">
            <text:p>40-46</text:p>
          </table:table-cell>
          <table:table-cell office:value-type="string" calcext:value-type="string">
            <text:p>300C10-11 - Screw, 6-32x1-1/8 round hd. - Oc</text:p>
          </table:table-cell>
          <table:table-cell/>
          <table:table-cell office:value-type="string" calcext:value-type="string">
            <text:p>300C10-11 - Screw, 6-32x1-1/8 round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0C10-11 - Screw, 6-32x1-1/8 round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3" office:value-type="string" calcext:value-type="string">
            <text:p>40-47</text:p>
          </table:table-cell>
          <table:table-cell office:value-type="string" calcext:value-type="string">
            <text:p>647C1-10 - Standard W/Shaft &amp; Felt Wick - Cum bao ve dao</text:p>
          </table:table-cell>
          <table:table-cell/>
          <table:table-cell office:value-type="string" calcext:value-type="string">
            <text:p>647C1-10 - Standard W/Shaft &amp; Felt Wick - Cum bao ve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647C1-10 - Standard W/Shaft &amp; Felt Wick - Cum bao ve da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3" office:value-type="string" calcext:value-type="string">
            <text:p>40-48</text:p>
          </table:table-cell>
          <table:table-cell office:value-type="string" calcext:value-type="string">
            <text:p>307C8-1 - Screw, 4-40x1/4 button hd. - Oc</text:p>
          </table:table-cell>
          <table:table-cell/>
          <table:table-cell office:value-type="string" calcext:value-type="string">
            <text:p>307C8-1 - Screw, 4-40x1/4 button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7C8-1 - Screw, 4-40x1/4 button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3" office:value-type="string" calcext:value-type="string">
            <text:p>40-49</text:p>
          </table:table-cell>
          <table:table-cell office:value-type="string" calcext:value-type="string">
            <text:p>302C10-4 - Screw, 6-32x5/6 flat hd. - Oc</text:p>
          </table:table-cell>
          <table:table-cell/>
          <table:table-cell office:value-type="string" calcext:value-type="string">
            <text:p>302C10-4 - Screw, 6-32x5/6 flat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2C10-4 - Screw, 6-32x5/6 flat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3" office:value-type="string" calcext:value-type="string">
            <text:p>40-50</text:p>
          </table:table-cell>
          <table:table-cell office:value-type="string" calcext:value-type="string">
            <text:p>191C1-26 - Knife pad wipe - Mút thăm dầu</text:p>
          </table:table-cell>
          <table:table-cell/>
          <table:table-cell office:value-type="string" calcext:value-type="string">
            <text:p>191C1-26 - Knife pad wipe - Mút thăm dầu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91C1-26 - Knife pad wipe - Mut tham dau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3" office:value-type="string" calcext:value-type="string">
            <text:p>40-51</text:p>
          </table:table-cell>
          <table:table-cell office:value-type="string" calcext:value-type="string">
            <text:p>302C15-19 - Screw, 10-32x1inch socket flat hd. - Oc</text:p>
          </table:table-cell>
          <table:table-cell/>
          <table:table-cell office:value-type="string" calcext:value-type="string">
            <text:p>302C15-19 - Screw, 10-32x1inch socket flat hd. - Oc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02C15-19 - Screw, 10-32x1inch socket flat hd. - O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3" office:value-type="string" calcext:value-type="string">
            <text:p>40-52</text:p>
          </table:table-cell>
          <table:table-cell office:value-type="string" calcext:value-type="string">
            <text:p>Wheel-Banh xe be may</text:p>
          </table:table-cell>
          <table:table-cell/>
          <table:table-cell office:value-type="string" calcext:value-type="string">
            <text:p>Wheel-Banh xe be m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eel -Banh xe cho be ma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3" office:value-type="string" calcext:value-type="string">
            <text:p>40-53</text:p>
          </table:table-cell>
          <table:table-cell office:value-type="string" calcext:value-type="string">
            <text:p>Fower Caerriage / Bộ trượt lấy điện</text:p>
          </table:table-cell>
          <table:table-cell/>
          <table:table-cell office:value-type="string" calcext:value-type="string">
            <text:p>Fower Caerriage / Bộ trượt lấy điệ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DEYLE DEN5-16L 230/400V IP2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3" office:value-type="string" calcext:value-type="string">
            <text:p>40-54</text:p>
          </table:table-cell>
          <table:table-cell office:value-type="string" calcext:value-type="string">
            <text:p>Bearing</text:p>
          </table:table-cell>
          <table:table-cell/>
          <table:table-cell office:value-type="string" calcext:value-type="string">
            <text:p>Beari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IJK 870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3" office:value-type="string" calcext:value-type="string">
            <text:p>40-55</text:p>
          </table:table-cell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Bel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ampl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3" office:value-type="string" calcext:value-type="string">
            <text:p>40-56</text:p>
          </table:table-cell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Chai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Sampl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3" office:value-type="string" calcext:value-type="string">
            <text:p>41-1</text:p>
          </table:table-cell>
          <table:table-cell office:value-type="string" calcext:value-type="string">
            <text:p>Band-knife (Dao cắt vòng)</text:p>
          </table:table-cell>
          <table:table-cell/>
          <table:table-cell office:value-type="string" calcext:value-type="string">
            <text:p>Band-knife (Dao cắt vòng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600 x 1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3" office:value-type="string" calcext:value-type="string">
            <text:p>41-2</text:p>
          </table:table-cell>
          <table:table-cell office:value-type="string" calcext:value-type="string">
            <text:p>4600 - Grind stone - da mai dao</text:p>
          </table:table-cell>
          <table:table-cell/>
          <table:table-cell office:value-type="string" calcext:value-type="string">
            <text:p>4600 - Grind stone - d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600( from DK)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3" office:value-type="string" calcext:value-type="string">
            <text:p>41-3</text:p>
          </table:table-cell>
          <table:table-cell table:number-columns-repeated="3"/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3" office:value-type="string" calcext:value-type="string">
            <text:p>42-1</text:p>
          </table:table-cell>
          <table:table-cell office:value-type="string" calcext:value-type="string">
            <text:p>GS 181C2-2 (Great knives) - Emery-paper - Giay rap vong mai dao</text:p>
          </table:table-cell>
          <table:table-cell/>
          <table:table-cell office:value-type="string" calcext:value-type="string">
            <text:p>GS 181C2-2 (Great knives) - Emery-paper - Giay rap vong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GS 181C2-2 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3" office:value-type="string" calcext:value-type="string">
            <text:p>42-2</text:p>
          </table:table-cell>
          <table:table-cell office:value-type="string" calcext:value-type="string">
            <text:p>Straight knives</text:p>
          </table:table-cell>
          <table:table-cell/>
          <table:table-cell office:value-type="string" calcext:value-type="string">
            <text:p>Straight kniv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8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3" office:value-type="string" calcext:value-type="string">
            <text:p>42-3</text:p>
          </table:table-cell>
          <table:table-cell office:value-type="string" calcext:value-type="string">
            <text:p>Straight knives</text:p>
          </table:table-cell>
          <table:table-cell/>
          <table:table-cell office:value-type="string" calcext:value-type="string">
            <text:p>Straight kniv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 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3" office:value-type="string" calcext:value-type="string">
            <text:p>42-4</text:p>
          </table:table-cell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<text:s/>ф 2,0 * 335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3" office:value-type="string" calcext:value-type="string">
            <text:p>42-5</text:p>
          </table:table-cell>
          <table:table-cell office:value-type="string" calcext:value-type="string">
            <text:p>Drill</text:p>
          </table:table-cell>
          <table:table-cell/>
          <table:table-cell office:value-type="string" calcext:value-type="string">
            <text:p>Drill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<text:s/>ф 1,50 * 335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3" office:value-type="string" calcext:value-type="string">
            <text:p>42-6</text:p>
          </table:table-cell>
          <table:table-cell office:value-type="string" calcext:value-type="string">
            <text:p>Oi tank </text:p>
          </table:table-cell>
          <table:table-cell/>
          <table:table-cell office:value-type="string" calcext:value-type="string">
            <text:p>Oi tank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3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42-7</text:p>
          </table:table-cell>
          <table:table-cell office:value-type="string" calcext:value-type="string">
            <text:p>Knife lock washer</text:p>
          </table:table-cell>
          <table:table-cell/>
          <table:table-cell office:value-type="string" calcext:value-type="string">
            <text:p>Knife lock wash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4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3" office:value-type="string" calcext:value-type="string">
            <text:p>42-8</text:p>
          </table:table-cell>
          <table:table-cell office:value-type="string" calcext:value-type="string">
            <text:p>Terminal sleeve</text:p>
          </table:table-cell>
          <table:table-cell/>
          <table:table-cell office:value-type="string" calcext:value-type="string">
            <text:p>Terminal sleev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7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3" office:value-type="string" calcext:value-type="string">
            <text:p>42-9</text:p>
          </table:table-cell>
          <table:table-cell office:value-type="string" calcext:value-type="string">
            <text:p>Terminal contact with pin</text:p>
          </table:table-cell>
          <table:table-cell/>
          <table:table-cell office:value-type="string" calcext:value-type="string">
            <text:p>Terminal contact with pi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7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3" office:value-type="string" calcext:value-type="string">
            <text:p>42-10</text:p>
          </table:table-cell>
          <table:table-cell office:value-type="string" calcext:value-type="string">
            <text:p>Plate bolt / nut</text:p>
          </table:table-cell>
          <table:table-cell/>
          <table:table-cell office:value-type="string" calcext:value-type="string">
            <text:p>Plate bolt / nu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9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3" office:value-type="string" calcext:value-type="string">
            <text:p>42-11</text:p>
          </table:table-cell>
          <table:table-cell office:value-type="string" calcext:value-type="string">
            <text:p>Screw shaft with Extension</text:p>
          </table:table-cell>
          <table:table-cell/>
          <table:table-cell office:value-type="string" calcext:value-type="string">
            <text:p>Screw shaft with Extens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3" office:value-type="string" calcext:value-type="string">
            <text:p>42-12</text:p>
          </table:table-cell>
          <table:table-cell office:value-type="string" calcext:value-type="string">
            <text:p>Sping for latch( lò so)</text:p>
          </table:table-cell>
          <table:table-cell/>
          <table:table-cell office:value-type="string" calcext:value-type="string">
            <text:p>Sping for latch( lò so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1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42-13</text:p>
          </table:table-cell>
          <table:table-cell office:value-type="string" calcext:value-type="string">
            <text:p>Cam sping( lò so hãm má mài)</text:p>
          </table:table-cell>
          <table:table-cell/>
          <table:table-cell office:value-type="string" calcext:value-type="string">
            <text:p>Cam sping( lò so hãm má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1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3" office:value-type="string" calcext:value-type="string">
            <text:p>42-14</text:p>
          </table:table-cell>
          <table:table-cell office:value-type="string" calcext:value-type="string">
            <text:p>Pressure foot shoe( chân vịt)</text:p>
          </table:table-cell>
          <table:table-cell/>
          <table:table-cell office:value-type="string" calcext:value-type="string">
            <text:p>Pressure foot shoe( chân vịt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21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3" office:value-type="string" calcext:value-type="string">
            <text:p>42-15</text:p>
          </table:table-cell>
          <table:table-cell office:value-type="string" calcext:value-type="string">
            <text:p>Right hand follower Nut (trục bộ mài)</text:p>
          </table:table-cell>
          <table:table-cell/>
          <table:table-cell office:value-type="string" calcext:value-type="string">
            <text:p>Right hand follower Nut (trục bộ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42-16</text:p>
          </table:table-cell>
          <table:table-cell office:value-type="string" calcext:value-type="string">
            <text:p>LH square Shaft(trục bộ mài)</text:p>
          </table:table-cell>
          <table:table-cell/>
          <table:table-cell office:value-type="string" calcext:value-type="string">
            <text:p>LH square Shaft(trục bộ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3" office:value-type="string" calcext:value-type="string">
            <text:p>42-17</text:p>
          </table:table-cell>
          <table:table-cell office:value-type="string" calcext:value-type="string">
            <text:p>Spur Gear (bánh răng lai)</text:p>
          </table:table-cell>
          <table:table-cell/>
          <table:table-cell office:value-type="string" calcext:value-type="string">
            <text:p>Spur Gear (bánh răng la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4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3" office:value-type="string" calcext:value-type="string">
            <text:p>42-18</text:p>
          </table:table-cell>
          <table:table-cell office:value-type="string" calcext:value-type="string">
            <text:p>Thrust washers for spiral gear(vòng bi trục xoán ốc)</text:p>
          </table:table-cell>
          <table:table-cell/>
          <table:table-cell office:value-type="string" calcext:value-type="string">
            <text:p>Thrust washers for spiral gear(vòng bi trục xoán ốc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5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3" office:value-type="string" calcext:value-type="string">
            <text:p>42-19</text:p>
          </table:table-cell>
          <table:table-cell office:value-type="string" calcext:value-type="string">
            <text:p>Ldler Gear with bushing( bánh răng)</text:p>
          </table:table-cell>
          <table:table-cell/>
          <table:table-cell office:value-type="string" calcext:value-type="string">
            <text:p>Ldler Gear with bushing( bánh răng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5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3" office:value-type="string" calcext:value-type="string">
            <text:p>42-20</text:p>
          </table:table-cell>
          <table:table-cell office:value-type="string" calcext:value-type="string">
            <text:p>L.H. spỉal gear with key( bánh răng)</text:p>
          </table:table-cell>
          <table:table-cell/>
          <table:table-cell office:value-type="string" calcext:value-type="string">
            <text:p>L.H. spỉal gear with key( bánh răng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5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3" office:value-type="string" calcext:value-type="string">
            <text:p>42-21</text:p>
          </table:table-cell>
          <table:table-cell office:value-type="string" calcext:value-type="string">
            <text:p>Gear on screw shaft ( nhông trục vít)</text:p>
          </table:table-cell>
          <table:table-cell/>
          <table:table-cell office:value-type="string" calcext:value-type="string">
            <text:p>Gear on screw shaft ( nhông trục vít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6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3" office:value-type="string" calcext:value-type="string">
            <text:p>42-22</text:p>
          </table:table-cell>
          <table:table-cell office:value-type="string" calcext:value-type="string">
            <text:p>Intermediate Gear( bánh răng trung gian)</text:p>
          </table:table-cell>
          <table:table-cell/>
          <table:table-cell office:value-type="string" calcext:value-type="string">
            <text:p>Intermediate Gear( bánh răng trung gian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6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3" office:value-type="string" calcext:value-type="string">
            <text:p>42-23</text:p>
          </table:table-cell>
          <table:table-cell office:value-type="string" calcext:value-type="string">
            <text:p>R.H.Shoe( đé tỳ mài)</text:p>
          </table:table-cell>
          <table:table-cell/>
          <table:table-cell office:value-type="string" calcext:value-type="string">
            <text:p>R.H.Shoe( đé tỳ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6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3" office:value-type="string" calcext:value-type="string">
            <text:p>42-24</text:p>
          </table:table-cell>
          <table:table-cell office:value-type="string" calcext:value-type="string">
            <text:p>L.H.Shoe( đé tỳ mài)</text:p>
          </table:table-cell>
          <table:table-cell/>
          <table:table-cell office:value-type="string" calcext:value-type="string">
            <text:p>L.H.Shoe( đé tỳ mài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3" office:value-type="string" calcext:value-type="string">
            <text:p>42-25</text:p>
          </table:table-cell>
          <table:table-cell office:value-type="string" calcext:value-type="string">
            <text:p>Set screw for Sharpenner she ( ốc)</text:p>
          </table:table-cell>
          <table:table-cell/>
          <table:table-cell office:value-type="string" calcext:value-type="string">
            <text:p>Set screw for Sharpenner she ( ốc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3" office:value-type="string" calcext:value-type="string">
            <text:p>42-26</text:p>
          </table:table-cell>
          <table:table-cell office:value-type="string" calcext:value-type="string">
            <text:p>Guide back of standard 8''</text:p>
          </table:table-cell>
          <table:table-cell/>
          <table:table-cell office:value-type="string" calcext:value-type="string">
            <text:p>Guide back of standard 8''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3" office:value-type="string" calcext:value-type="string">
            <text:p>42-27</text:p>
          </table:table-cell>
          <table:table-cell office:value-type="string" calcext:value-type="string">
            <text:p>R.H.Slide with pulley - pu ly cang day mai</text:p>
          </table:table-cell>
          <table:table-cell/>
          <table:table-cell office:value-type="string" calcext:value-type="string">
            <text:p>R.H.Slide with pulley - pu ly cang day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3" office:value-type="string" calcext:value-type="string">
            <text:p>42-28</text:p>
          </table:table-cell>
          <table:table-cell office:value-type="string" calcext:value-type="string">
            <text:p>L.H.Slide with pulley - pu ly cang day mai</text:p>
          </table:table-cell>
          <table:table-cell/>
          <table:table-cell office:value-type="string" calcext:value-type="string">
            <text:p>L.H.Slide with pulley - pu ly cang day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3" office:value-type="string" calcext:value-type="string">
            <text:p>42-29</text:p>
          </table:table-cell>
          <table:table-cell office:value-type="string" calcext:value-type="string">
            <text:p>Front pulley for belt - pu ly day cu roa mai dao</text:p>
          </table:table-cell>
          <table:table-cell/>
          <table:table-cell office:value-type="string" calcext:value-type="string">
            <text:p>Front pulley for belt - pu ly day cu roa mai dao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3" office:value-type="string" calcext:value-type="string">
            <text:p>42-30</text:p>
          </table:table-cell>
          <table:table-cell office:value-type="string" calcext:value-type="string">
            <text:p>Neoprene band for puelly - vong cao su dem pu ly</text:p>
          </table:table-cell>
          <table:table-cell/>
          <table:table-cell office:value-type="string" calcext:value-type="string">
            <text:p>Neoprene band for puelly - vong cao su dem pu 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3" office:value-type="string" calcext:value-type="string">
            <text:p>42-31</text:p>
          </table:table-cell>
          <table:table-cell office:value-type="string" calcext:value-type="string">
            <text:p><text:s/>Roll pin for Belt - Ty lo xo pully</text:p>
          </table:table-cell>
          <table:table-cell/>
          <table:table-cell office:value-type="string" calcext:value-type="string">
            <text:p><text:s/>Roll pin for Belt - Ty lo xo pul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3" office:value-type="string" calcext:value-type="string">
            <text:p>42-32</text:p>
          </table:table-cell>
          <table:table-cell office:value-type="string" calcext:value-type="string">
            <text:p>Spring for Pulley Slide - Lo xo cang day mai</text:p>
          </table:table-cell>
          <table:table-cell/>
          <table:table-cell office:value-type="string" calcext:value-type="string">
            <text:p>Spring for Pulley Slide - Lo xo cang day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3" office:value-type="string" calcext:value-type="string">
            <text:p>42-33</text:p>
          </table:table-cell>
          <table:table-cell office:value-type="string" calcext:value-type="string">
            <text:p>Clamping Arm for shoe - Tách má mài</text:p>
          </table:table-cell>
          <table:table-cell/>
          <table:table-cell office:value-type="string" calcext:value-type="string">
            <text:p>Clamping Arm for shoe - Tách má mà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3" office:value-type="string" calcext:value-type="string">
            <text:p>42-34</text:p>
          </table:table-cell>
          <table:table-cell office:value-type="string" calcext:value-type="string">
            <text:p>L.H.Sharpener shoe spring - Lò xo chỉnh mài</text:p>
          </table:table-cell>
          <table:table-cell/>
          <table:table-cell office:value-type="string" calcext:value-type="string">
            <text:p>L.H.Sharpener shoe spring - Lò xo chỉnh mà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3" office:value-type="string" calcext:value-type="string">
            <text:p>42-35</text:p>
          </table:table-cell>
          <table:table-cell office:value-type="string" calcext:value-type="string">
            <text:p><text:s/>R.H.Sharpener shoe spring -Lò xo chỉnh mài</text:p>
          </table:table-cell>
          <table:table-cell/>
          <table:table-cell office:value-type="string" calcext:value-type="string">
            <text:p><text:s/>R.H.Sharpener shoe spring -Lò xo chỉnh mà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3" office:value-type="string" calcext:value-type="string">
            <text:p>42-36</text:p>
          </table:table-cell>
          <table:table-cell office:value-type="string" calcext:value-type="string">
            <text:p>Spring for arm - lo xo ham da mai</text:p>
          </table:table-cell>
          <table:table-cell/>
          <table:table-cell office:value-type="string" calcext:value-type="string">
            <text:p>Spring for arm - lo xo ham da mai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8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3" office:value-type="string" calcext:value-type="string">
            <text:p>42-37</text:p>
          </table:table-cell>
          <table:table-cell office:value-type="string" calcext:value-type="string">
            <text:p>Collar for lower screw shaft</text:p>
          </table:table-cell>
          <table:table-cell/>
          <table:table-cell office:value-type="string" calcext:value-type="string">
            <text:p>Collar for lower screw shaf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3" office:value-type="string" calcext:value-type="string">
            <text:p>42-38</text:p>
          </table:table-cell>
          <table:table-cell office:value-type="string" calcext:value-type="string">
            <text:p>Line knife </text:p>
          </table:table-cell>
          <table:table-cell/>
          <table:table-cell office:value-type="string" calcext:value-type="string">
            <text:p>Line knif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 inc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3" office:value-type="string" calcext:value-type="string">
            <text:p>42-39</text:p>
          </table:table-cell>
          <table:table-cell office:value-type="string" calcext:value-type="string">
            <text:p>L.H slide with pulley</text:p>
          </table:table-cell>
          <table:table-cell/>
          <table:table-cell office:value-type="string" calcext:value-type="string">
            <text:p>L.H slide with pulle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3" office:value-type="string" calcext:value-type="string">
            <text:p>42-40</text:p>
          </table:table-cell>
          <table:table-cell office:value-type="string" calcext:value-type="string">
            <text:p>Nut for screw shaft L.H &amp; R.H</text:p>
          </table:table-cell>
          <table:table-cell/>
          <table:table-cell office:value-type="string" calcext:value-type="string">
            <text:p>Nut for screw shaft L.H &amp; R.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3" office:value-type="string" calcext:value-type="string">
            <text:p>42-41</text:p>
          </table:table-cell>
          <table:table-cell office:value-type="string" calcext:value-type="string">
            <text:p>R.H square shaft (10inch)</text:p>
          </table:table-cell>
          <table:table-cell/>
          <table:table-cell office:value-type="string" calcext:value-type="string">
            <text:p>R.H square shaft (10inch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string" calcext:value-type="string">
            <text:p>42-42</text:p>
          </table:table-cell>
          <table:table-cell office:value-type="string" calcext:value-type="string">
            <text:p>R.H square shaft (8inch)</text:p>
          </table:table-cell>
          <table:table-cell/>
          <table:table-cell office:value-type="string" calcext:value-type="string">
            <text:p>R.H square shaft (8inch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3" office:value-type="string" calcext:value-type="string">
            <text:p>42-43</text:p>
          </table:table-cell>
          <table:table-cell office:value-type="string" calcext:value-type="string">
            <text:p>Thrust washer</text:p>
          </table:table-cell>
          <table:table-cell/>
          <table:table-cell office:value-type="string" calcext:value-type="string">
            <text:p>Thrust wash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22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3" office:value-type="string" calcext:value-type="string">
            <text:p>42-44</text:p>
          </table:table-cell>
          <table:table-cell office:value-type="string" calcext:value-type="string">
            <text:p>Knife lock bolt</text:p>
          </table:table-cell>
          <table:table-cell/>
          <table:table-cell office:value-type="string" calcext:value-type="string">
            <text:p>Knife lock bol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5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3" office:value-type="string" calcext:value-type="string">
            <text:p>42-45</text:p>
          </table:table-cell>
          <table:table-cell office:value-type="string" calcext:value-type="string">
            <text:p>Knife slides </text:p>
          </table:table-cell>
          <table:table-cell/>
          <table:table-cell office:value-type="string" calcext:value-type="string">
            <text:p>Knife slides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8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3" office:value-type="string" calcext:value-type="string">
            <text:p>42-46</text:p>
          </table:table-cell>
          <table:table-cell office:value-type="string" calcext:value-type="string">
            <text:p>Switch - cong tac nguon</text:p>
          </table:table-cell>
          <table:table-cell/>
          <table:table-cell office:value-type="string" calcext:value-type="string">
            <text:p>Switch - cong tac ngu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2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3" office:value-type="string" calcext:value-type="string">
            <text:p>42-47</text:p>
          </table:table-cell>
          <table:table-cell office:value-type="string" calcext:value-type="string">
            <text:p>Rubbe rmuonted roler (Conplete) </text:p>
          </table:table-cell>
          <table:table-cell/>
          <table:table-cell office:value-type="string" calcext:value-type="string">
            <text:p>Rubbe rmuonted roler (Conplete)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8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3" office:value-type="string" calcext:value-type="string">
            <text:p>42-48</text:p>
          </table:table-cell>
          <table:table-cell office:value-type="string" calcext:value-type="string">
            <text:p>Ball bearing for crank</text:p>
          </table:table-cell>
          <table:table-cell/>
          <table:table-cell office:value-type="string" calcext:value-type="string">
            <text:p>Ball bearing for cran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49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3" office:value-type="string" calcext:value-type="string">
            <text:p>42-49</text:p>
          </table:table-cell>
          <table:table-cell office:value-type="string" calcext:value-type="string">
            <text:p>Stabilizer -Banh ty hong cat puly</text:p>
          </table:table-cell>
          <table:table-cell/>
          <table:table-cell office:value-type="string" calcext:value-type="string">
            <text:p>Stabilizer -Banh ty hong cat pul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7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3" office:value-type="string" calcext:value-type="string">
            <text:p>42-50</text:p>
          </table:table-cell>
          <table:table-cell office:value-type="string" calcext:value-type="string">
            <text:p>Spacer <text:s/>tube - ong dem</text:p>
          </table:table-cell>
          <table:table-cell/>
          <table:table-cell office:value-type="string" calcext:value-type="string">
            <text:p>Spacer <text:s/>tube - ong de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10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3" office:value-type="string" calcext:value-type="string">
            <text:p>42-51</text:p>
          </table:table-cell>
          <table:table-cell office:value-type="string" calcext:value-type="string">
            <text:p>Switch </text:p>
          </table:table-cell>
          <table:table-cell/>
          <table:table-cell office:value-type="string" calcext:value-type="string">
            <text:p>Switch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30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3" office:value-type="string" calcext:value-type="string">
            <text:p>42-52</text:p>
          </table:table-cell>
          <table:table-cell office:value-type="string" calcext:value-type="string">
            <text:p>Switch - cong tac ly tan</text:p>
          </table:table-cell>
          <table:table-cell/>
          <table:table-cell office:value-type="string" calcext:value-type="string">
            <text:p>Switch - cong tac ly t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30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3" office:value-type="string" calcext:value-type="string">
            <text:p>42-53</text:p>
          </table:table-cell>
          <table:table-cell office:value-type="string" calcext:value-type="string">
            <text:p>Driving shaft - Ong dan huong</text:p>
          </table:table-cell>
          <table:table-cell/>
          <table:table-cell office:value-type="string" calcext:value-type="string">
            <text:p>Driving shaft - Ong dan hu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9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3" office:value-type="string" calcext:value-type="string">
            <text:p>42-54</text:p>
          </table:table-cell>
          <table:table-cell office:value-type="string" calcext:value-type="string">
            <text:p>Right and left hand follwer -Ong dan huong</text:p>
          </table:table-cell>
          <table:table-cell/>
          <table:table-cell office:value-type="string" calcext:value-type="string">
            <text:p>Right and left hand follwer -Ong dan huo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09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3" office:value-type="string" calcext:value-type="string">
            <text:p>42-55</text:p>
          </table:table-cell>
          <table:table-cell office:value-type="string" calcext:value-type="string">
            <text:p>Knob for pressure foot rob - Can nang chan vit</text:p>
          </table:table-cell>
          <table:table-cell/>
          <table:table-cell office:value-type="string" calcext:value-type="string">
            <text:p>Knob for pressure foot rob - Can nang chan vi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-23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3" office:value-type="string" calcext:value-type="string">
            <text:p>42-56</text:p>
          </table:table-cell>
          <table:table-cell office:value-type="string" calcext:value-type="string">
            <text:p>9 Driving wheel ( Ru lo )</text:p>
          </table:table-cell>
          <table:table-cell/>
          <table:table-cell office:value-type="string" calcext:value-type="string">
            <text:p>9 Driving wheel ( Ru lo 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Number 7 pag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3" office:value-type="string" calcext:value-type="string">
            <text:p>42-57</text:p>
          </table:table-cell>
          <table:table-cell office:value-type="string" calcext:value-type="string">
            <text:p>10 Tape - press wheel ( Ru lo )</text:p>
          </table:table-cell>
          <table:table-cell/>
          <table:table-cell office:value-type="string" calcext:value-type="string">
            <text:p>10 Tape - press wheel ( Ru lo )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Number 10 pag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3" office:value-type="string" calcext:value-type="string">
            <text:p>42-58</text:p>
          </table:table-cell>
          <table:table-cell office:value-type="string" calcext:value-type="string">
            <text:p>VANLOCK</text:p>
          </table:table-cell>
          <table:table-cell/>
          <table:table-cell office:value-type="string" calcext:value-type="string">
            <text:p>VANLOC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lug PCE F013-6Ec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42-59</text:p>
          </table:table-cell>
          <table:table-cell office:value-type="string" calcext:value-type="string">
            <text:p>VANLOCK</text:p>
          </table:table-cell>
          <table:table-cell/>
          <table:table-cell office:value-type="string" calcext:value-type="string">
            <text:p>VANLOC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lug PCE F213-6Eco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3" office:value-type="string" calcext:value-type="string">
            <text:p>42-60</text:p>
          </table:table-cell>
          <table:table-cell office:value-type="string" calcext:value-type="string">
            <text:p>Spring for Bell Crank</text:p>
          </table:table-cell>
          <table:table-cell/>
          <table:table-cell office:value-type="string" calcext:value-type="string">
            <text:p>Spring for Bell Crank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12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3" office:value-type="string" calcext:value-type="string">
            <text:p>42-61</text:p>
          </table:table-cell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Standar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8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3" office:value-type="string" calcext:value-type="string">
            <text:p>42-62</text:p>
          </table:table-cell>
          <table:table-cell office:value-type="string" calcext:value-type="string">
            <text:p>Clamping accessories / Kẹp vải đứng 6 inch</text:p>
          </table:table-cell>
          <table:table-cell/>
          <table:table-cell office:value-type="string" calcext:value-type="string">
            <text:p>Clamping accessories / Kẹp vải đứng 6 inch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3" office:value-type="string" calcext:value-type="string">
            <text:p>42-63</text:p>
          </table:table-cell>
          <table:table-cell office:value-type="string" calcext:value-type="string">
            <text:p>Plungen marginal / Pit tông căn biên</text:p>
          </table:table-cell>
          <table:table-cell/>
          <table:table-cell office:value-type="string" calcext:value-type="string">
            <text:p>Plungen marginal / Pit tông căn biê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3" office:value-type="string" calcext:value-type="string">
            <text:p>42-64</text:p>
          </table:table-cell>
          <table:table-cell office:value-type="string" calcext:value-type="string">
            <text:p>Spring for Pressure Foot Lever</text:p>
          </table:table-cell>
          <table:table-cell/>
          <table:table-cell office:value-type="string" calcext:value-type="string">
            <text:p>Spring for Pressure Foot Lev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11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3" office:value-type="string" calcext:value-type="string">
            <text:p>42-65</text:p>
          </table:table-cell>
          <table:table-cell office:value-type="string" calcext:value-type="string">
            <text:p>Spreader Pin</text:p>
          </table:table-cell>
          <table:table-cell/>
          <table:table-cell office:value-type="string" calcext:value-type="string">
            <text:p>Spreader Pi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14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3" office:value-type="string" calcext:value-type="string">
            <text:p>42-66</text:p>
          </table:table-cell>
          <table:table-cell office:value-type="string" calcext:value-type="string">
            <text:p>Operating Handle </text:p>
          </table:table-cell>
          <table:table-cell/>
          <table:table-cell office:value-type="string" calcext:value-type="string">
            <text:p>Operating Handl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73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3" office:value-type="string" calcext:value-type="string">
            <text:p>43-1</text:p>
          </table:table-cell>
          <table:table-cell office:value-type="string" calcext:value-type="string">
            <text:p>Bearings</text:p>
          </table:table-cell>
          <table:table-cell/>
          <table:table-cell office:value-type="string" calcext:value-type="string">
            <text:p>Bearing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6204z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3" office:value-type="string" calcext:value-type="string">
            <text:p>43-2</text:p>
          </table:table-cell>
          <table:table-cell office:value-type="string" calcext:value-type="string">
            <text:p>Hand wheel lift</text:p>
          </table:table-cell>
          <table:table-cell/>
          <table:table-cell office:value-type="string" calcext:value-type="string">
            <text:p>Hand wheel lif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90*8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3" office:value-type="string" calcext:value-type="string">
            <text:p>43-3</text:p>
          </table:table-cell>
          <table:table-cell office:value-type="string" calcext:value-type="string">
            <text:p>Hand wheel lift</text:p>
          </table:table-cell>
          <table:table-cell/>
          <table:table-cell office:value-type="string" calcext:value-type="string">
            <text:p>Hand wheel lif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00*5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3" office:value-type="string" calcext:value-type="string">
            <text:p>43-4</text:p>
          </table:table-cell>
          <table:table-cell office:value-type="string" calcext:value-type="string">
            <text:p>Concrete grinding blades</text:p>
          </table:table-cell>
          <table:table-cell/>
          <table:table-cell office:value-type="string" calcext:value-type="string">
            <text:p>Concrete grinding blad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3" office:value-type="string" calcext:value-type="string">
            <text:p>43-5</text:p>
          </table:table-cell>
          <table:table-cell office:value-type="string" calcext:value-type="string">
            <text:p>Iron blade</text:p>
          </table:table-cell>
          <table:table-cell/>
          <table:table-cell office:value-type="string" calcext:value-type="string">
            <text:p>Iron blad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OSCH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3" office:value-type="string" calcext:value-type="string">
            <text:p>43-6</text:p>
          </table:table-cell>
          <table:table-cell office:value-type="string" calcext:value-type="string">
            <text:p>Elap dises</text:p>
          </table:table-cell>
          <table:table-cell/>
          <table:table-cell office:value-type="string" calcext:value-type="string">
            <text:p>Elap dis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3" office:value-type="string" calcext:value-type="string">
            <text:p>43-7</text:p>
          </table:table-cell>
          <table:table-cell office:value-type="string" calcext:value-type="string">
            <text:p>Sikaflex</text:p>
          </table:table-cell>
          <table:table-cell/>
          <table:table-cell office:value-type="string" calcext:value-type="string">
            <text:p>Sikaflex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3" office:value-type="string" calcext:value-type="string">
            <text:p>43-8</text:p>
          </table:table-cell>
          <table:table-cell office:value-type="string" calcext:value-type="string">
            <text:p>Roller for painting</text:p>
          </table:table-cell>
          <table:table-cell/>
          <table:table-cell office:value-type="string" calcext:value-type="string">
            <text:p>Roller for painti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"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3" office:value-type="string" calcext:value-type="string">
            <text:p>43-9</text:p>
          </table:table-cell>
          <table:table-cell office:value-type="string" calcext:value-type="string">
            <text:p>Roller for painting</text:p>
          </table:table-cell>
          <table:table-cell/>
          <table:table-cell office:value-type="string" calcext:value-type="string">
            <text:p>Roller for painti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"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3" office:value-type="string" calcext:value-type="string">
            <text:p>43-10</text:p>
          </table:table-cell>
          <table:table-cell office:value-type="string" calcext:value-type="string">
            <text:p>White paint </text:p>
          </table:table-cell>
          <table:table-cell/>
          <table:table-cell office:value-type="string" calcext:value-type="string">
            <text:p>White paint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4 SEASON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3" office:value-type="string" calcext:value-type="string">
            <text:p>43-11</text:p>
          </table:table-cell>
          <table:table-cell office:value-type="string" calcext:value-type="string">
            <text:p>OLld plaster primer </text:p>
          </table:table-cell>
          <table:table-cell/>
          <table:table-cell office:value-type="string" calcext:value-type="string">
            <text:p>OLld plaster primer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3" office:value-type="string" calcext:value-type="string">
            <text:p>43-12</text:p>
          </table:table-cell>
          <table:table-cell office:value-type="string" calcext:value-type="string">
            <text:p>Outdoor Putty matit</text:p>
          </table:table-cell>
          <table:table-cell/>
          <table:table-cell office:value-type="string" calcext:value-type="string">
            <text:p>Outdoor Putty mati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02 D- COT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3" office:value-type="string" calcext:value-type="string">
            <text:p>43-13</text:p>
          </table:table-cell>
          <table:table-cell office:value-type="string" calcext:value-type="string">
            <text:p>Tinner</text:p>
          </table:table-cell>
          <table:table-cell/>
          <table:table-cell office:value-type="string" calcext:value-type="string">
            <text:p>Tinn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3" office:value-type="string" calcext:value-type="string">
            <text:p>43-14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3" office:value-type="string" calcext:value-type="string">
            <text:p>43-15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5015" calcext:value-type="float">
            <text:p>501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3" office:value-type="string" calcext:value-type="string">
            <text:p>43-16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7035" calcext:value-type="float">
            <text:p>703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3" office:value-type="string" calcext:value-type="string">
            <text:p>43-17</text:p>
          </table:table-cell>
          <table:table-cell office:value-type="string" calcext:value-type="string">
            <text:p>Penetrating Sealer.</text:p>
          </table:table-cell>
          <table:table-cell/>
          <table:table-cell office:value-type="string" calcext:value-type="string">
            <text:p>Penetrating Sealer.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A+B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3" office:value-type="string" calcext:value-type="string">
            <text:p>43-18</text:p>
          </table:table-cell>
          <table:table-cell office:value-type="string" calcext:value-type="string">
            <text:p>Epoxy paint</text:p>
          </table:table-cell>
          <table:table-cell/>
          <table:table-cell office:value-type="string" calcext:value-type="string">
            <text:p>Epoxy pa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3" office:value-type="string" calcext:value-type="string">
            <text:p>43-19</text:p>
          </table:table-cell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-4,8c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3" office:value-type="string" calcext:value-type="string">
            <text:p>43-20</text:p>
          </table:table-cell>
          <table:table-cell office:value-type="string" calcext:value-type="string">
            <text:p>Document files <text:s/>{ box }</text:p>
          </table:table-cell>
          <table:table-cell/>
          <table:table-cell office:value-type="string" calcext:value-type="string">
            <text:p>Document files <text:s/>{ box }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3" office:value-type="string" calcext:value-type="string">
            <text:p>43-21</text:p>
          </table:table-cell>
          <table:table-cell office:value-type="string" calcext:value-type="string">
            <text:p>Tape paper </text:p>
          </table:table-cell>
          <table:table-cell/>
          <table:table-cell office:value-type="string" calcext:value-type="string">
            <text:p>Tape paper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3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3" office:value-type="string" calcext:value-type="string">
            <text:p>43-22</text:p>
          </table:table-cell>
          <table:table-cell office:value-type="string" calcext:value-type="string">
            <text:p>Joint PVC 90</text:p>
          </table:table-cell>
          <table:table-cell/>
          <table:table-cell office:value-type="string" calcext:value-type="string">
            <text:p>Joint PVC 90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3" office:value-type="string" calcext:value-type="string">
            <text:p>43-23</text:p>
          </table:table-cell>
          <table:table-cell office:value-type="string" calcext:value-type="string">
            <text:p>Pipe PVC 8.5 </text:p>
          </table:table-cell>
          <table:table-cell/>
          <table:table-cell office:value-type="string" calcext:value-type="string">
            <text:p>Pipe PVC 8.5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3" office:value-type="string" calcext:value-type="string">
            <text:p>43-24</text:p>
          </table:table-cell>
          <table:table-cell office:value-type="string" calcext:value-type="string">
            <text:p>Saw blade </text:p>
          </table:table-cell>
          <table:table-cell/>
          <table:table-cell office:value-type="string" calcext:value-type="string">
            <text:p>Saw blad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akita T11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3" office:value-type="string" calcext:value-type="string">
            <text:p>43-25</text:p>
          </table:table-cell>
          <table:table-cell office:value-type="string" calcext:value-type="string">
            <text:p>ALCOOL 90</text:p>
          </table:table-cell>
          <table:table-cell/>
          <table:table-cell office:value-type="string" calcext:value-type="string">
            <text:p>ALCOOL 90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3" office:value-type="string" calcext:value-type="string">
            <text:p>43-26</text:p>
          </table:table-cell>
          <table:table-cell office:value-type="string" calcext:value-type="string">
            <text:p>Bug spray / Bình xịt côn trùng</text:p>
          </table:table-cell>
          <table:table-cell/>
          <table:table-cell office:value-type="string" calcext:value-type="string">
            <text:p>Bug spray / Bình xịt côn trùng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3" office:value-type="string" calcext:value-type="string">
            <text:p>44-1</text:p>
          </table:table-cell>
          <table:table-cell office:value-type="string" calcext:value-type="string">
            <text:p>exhaust valve bridge squatting /van cầu xổm</text:p>
          </table:table-cell>
          <table:table-cell/>
          <table:table-cell office:value-type="string" calcext:value-type="string">
            <text:p>exhaust valve bridge squatting /van cầu xổ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AESAR BF44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3" office:value-type="string" calcext:value-type="string">
            <text:p>44-2</text:p>
          </table:table-cell>
          <table:table-cell office:value-type="string" calcext:value-type="string">
            <text:p>Cold water valve</text:p>
          </table:table-cell>
          <table:table-cell/>
          <table:table-cell office:value-type="string" calcext:value-type="string">
            <text:p>Cold water valv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Hang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3" office:value-type="string" calcext:value-type="string">
            <text:p>44-3</text:p>
          </table:table-cell>
          <table:table-cell office:value-type="string" calcext:value-type="string">
            <text:p>Trigger spray wires</text:p>
          </table:table-cell>
          <table:table-cell/>
          <table:table-cell office:value-type="string" calcext:value-type="string">
            <text:p>Trigger spray wire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3" office:value-type="string" calcext:value-type="string">
            <text:p>44-4</text:p>
          </table:table-cell>
          <table:table-cell office:value-type="string" calcext:value-type="string">
            <text:p>Male profile exhaust valve</text:p>
          </table:table-cell>
          <table:table-cell/>
          <table:table-cell office:value-type="string" calcext:value-type="string">
            <text:p>Male profile exhaust valv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3" office:value-type="string" calcext:value-type="string">
            <text:p>44-5</text:p>
          </table:table-cell>
          <table:table-cell office:value-type="string" calcext:value-type="string">
            <text:p>Faucet washing hands</text:p>
          </table:table-cell>
          <table:table-cell/>
          <table:table-cell office:value-type="string" calcext:value-type="string">
            <text:p>Faucet washing hands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3" office:value-type="string" calcext:value-type="string">
            <text:p>44-6</text:p>
          </table:table-cell>
          <table:table-cell office:value-type="string" calcext:value-type="string">
            <text:p>wire warer</text:p>
          </table:table-cell>
          <table:table-cell/>
          <table:table-cell office:value-type="string" calcext:value-type="string">
            <text:p>wire war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3" office:value-type="string" calcext:value-type="string">
            <text:p>44-7</text:p>
          </table:table-cell>
          <table:table-cell office:value-type="string" calcext:value-type="string">
            <text:p>Valve ф 21 </text:p>
          </table:table-cell>
          <table:table-cell/>
          <table:table-cell office:value-type="string" calcext:value-type="string">
            <text:p>Valve ф 21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3" office:value-type="string" calcext:value-type="string">
            <text:p>44-8</text:p>
          </table:table-cell>
          <table:table-cell office:value-type="string" calcext:value-type="string">
            <text:p>Valve ф 22</text:p>
          </table:table-cell>
          <table:table-cell/>
          <table:table-cell office:value-type="string" calcext:value-type="string">
            <text:p>Valve ф 22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3" office:value-type="string" calcext:value-type="string">
            <text:p>45-1</text:p>
          </table:table-cell>
          <table:table-cell office:value-type="string" calcext:value-type="string">
            <text:p>Exit light</text:p>
          </table:table-cell>
          <table:table-cell/>
          <table:table-cell office:value-type="string" calcext:value-type="string">
            <text:p>Exit ligh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3" office:value-type="string" calcext:value-type="string">
            <text:p>45-2</text:p>
          </table:table-cell>
          <table:table-cell office:value-type="string" calcext:value-type="string">
            <text:p>Telemecanique </text:p>
          </table:table-cell>
          <table:table-cell/>
          <table:table-cell office:value-type="string" calcext:value-type="string">
            <text:p>Telemecaniqu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M 4 TR 3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3" office:value-type="string" calcext:value-type="string">
            <text:p>45-3</text:p>
          </table:table-cell>
          <table:table-cell office:value-type="string" calcext:value-type="string">
            <text:p>Relay forcity water pressure at</text:p>
          </table:table-cell>
          <table:table-cell/>
          <table:table-cell office:value-type="string" calcext:value-type="string">
            <text:p>Relay forcity water pressure a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PM/12</text:p>
            <text:p>250VAC;16[10A];F=1/4''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3" office:value-type="string" calcext:value-type="string">
            <text:p>45-4</text:p>
          </table:table-cell>
          <table:table-cell office:value-type="string" calcext:value-type="string">
            <text:p>Relay</text:p>
          </table:table-cell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20v/5-10a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3" office:value-type="string" calcext:value-type="string">
            <text:p>45-5</text:p>
          </table:table-cell>
          <table:table-cell office:value-type="string" calcext:value-type="string">
            <text:p>Smoke detector</text:p>
          </table:table-cell>
          <table:table-cell/>
          <table:table-cell office:value-type="string" calcext:value-type="string">
            <text:p>Smoke detect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400E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3" office:value-type="string" calcext:value-type="string">
            <text:p>45-6</text:p>
          </table:table-cell>
          <table:table-cell office:value-type="string" calcext:value-type="string">
            <text:p>Heat detector</text:p>
          </table:table-cell>
          <table:table-cell/>
          <table:table-cell office:value-type="string" calcext:value-type="string">
            <text:p>Heat detect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5601p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3" office:value-type="string" calcext:value-type="string">
            <text:p>45-7</text:p>
          </table:table-cell>
          <table:table-cell office:value-type="string" calcext:value-type="string">
            <text:p>Manual Call Point</text:p>
          </table:table-cell>
          <table:table-cell/>
          <table:table-cell office:value-type="string" calcext:value-type="string">
            <text:p>Manual Call Poin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M500K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3" office:value-type="string" calcext:value-type="string">
            <text:p>45-8</text:p>
          </table:table-cell>
          <table:table-cell office:value-type="string" calcext:value-type="string">
            <text:p>sensor from</text:p>
          </table:table-cell>
          <table:table-cell/>
          <table:table-cell office:value-type="string" calcext:value-type="string">
            <text:p>sensor from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voltage ;24VDC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3" office:value-type="string" calcext:value-type="string">
            <text:p>45-9</text:p>
          </table:table-cell>
          <table:table-cell office:value-type="string" calcext:value-type="string">
            <text:p>High-voltage power ball</text:p>
          </table:table-cell>
          <table:table-cell/>
          <table:table-cell office:value-type="string" calcext:value-type="string">
            <text:p>High-voltage power ball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3" office:value-type="string" calcext:value-type="string">
            <text:p>45-10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20*120*40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3" office:value-type="string" calcext:value-type="string">
            <text:p>45-11</text:p>
          </table:table-cell>
          <table:table-cell office:value-type="string" calcext:value-type="string">
            <text:p>Atomat</text:p>
          </table:table-cell>
          <table:table-cell/>
          <table:table-cell office:value-type="string" calcext:value-type="string">
            <text:p>Atoma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0A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3" office:value-type="string" calcext:value-type="string">
            <text:p>45-12</text:p>
          </table:table-cell>
          <table:table-cell office:value-type="string" calcext:value-type="string">
            <text:p>Emergency Illuminator</text:p>
          </table:table-cell>
          <table:table-cell/>
          <table:table-cell office:value-type="string" calcext:value-type="string">
            <text:p>Emergency Illuminat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B12SW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3" office:value-type="string" calcext:value-type="string">
            <text:p>45-13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Battery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9v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3" office:value-type="string" calcext:value-type="string">
            <text:p>45-14</text:p>
          </table:table-cell>
          <table:table-cell office:value-type="string" calcext:value-type="string">
            <text:p>Power cord</text:p>
          </table:table-cell>
          <table:table-cell/>
          <table:table-cell office:value-type="string" calcext:value-type="string">
            <text:p>Power cord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1*3*1,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3" office:value-type="string" calcext:value-type="string">
            <text:p>45-15</text:p>
          </table:table-cell>
          <table:table-cell office:value-type="string" calcext:value-type="string">
            <text:p>Power outlet</text:p>
          </table:table-cell>
          <table:table-cell/>
          <table:table-cell office:value-type="string" calcext:value-type="string">
            <text:p>Power outle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3" office:value-type="string" calcext:value-type="string">
            <text:p>45-16</text:p>
          </table:table-cell>
          <table:table-cell office:value-type="string" calcext:value-type="string">
            <text:p>Support power outlet</text:p>
          </table:table-cell>
          <table:table-cell/>
          <table:table-cell office:value-type="string" calcext:value-type="string">
            <text:p>Support power outle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table:number-columns-repeated="2"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3" office:value-type="string" calcext:value-type="string">
            <text:p>45-17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20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3" office:value-type="string" calcext:value-type="string">
            <text:p>45-18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35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3" office:value-type="string" calcext:value-type="string">
            <text:p>45-19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55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3" office:value-type="string" calcext:value-type="string">
            <text:p>45-20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63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3" office:value-type="string" calcext:value-type="string">
            <text:p>45-21</text:p>
          </table:table-cell>
          <table:table-cell office:value-type="string" calcext:value-type="string">
            <text:p>Ministry breaker isolation</text:p>
          </table:table-cell>
          <table:table-cell/>
          <table:table-cell office:value-type="string" calcext:value-type="string">
            <text:p>Ministry breaker isolati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WHT80-GY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3" office:value-type="string" calcext:value-type="string">
            <text:p>45-22</text:p>
          </table:table-cell>
          <table:table-cell office:value-type="string" calcext:value-type="string">
            <text:p>Operating temperature</text:p>
          </table:table-cell>
          <table:table-cell/>
          <table:table-cell office:value-type="string" calcext:value-type="string">
            <text:p>Operating temperature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JWT6011F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3" office:value-type="string" calcext:value-type="string">
            <text:p>46-1</text:p>
          </table:table-cell>
          <table:table-cell office:value-type="string" calcext:value-type="string">
            <text:p>Oil filter of air compressor </text:p>
          </table:table-cell>
          <table:table-cell/>
          <table:table-cell office:value-type="string" calcext:value-type="string">
            <text:p>Oil filter of air compressor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54672654" calcext:value-type="float">
            <text:p>5467265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3" office:value-type="string" calcext:value-type="string">
            <text:p>46-2</text:p>
          </table:table-cell>
          <table:table-cell office:value-type="string" calcext:value-type="string">
            <text:p>Oil separator filter</text:p>
          </table:table-cell>
          <table:table-cell/>
          <table:table-cell office:value-type="string" calcext:value-type="string">
            <text:p>Oil separator fil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54749247" calcext:value-type="float">
            <text:p>54749247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3" office:value-type="string" calcext:value-type="string">
            <text:p>46-3</text:p>
          </table:table-cell>
          <table:table-cell office:value-type="string" calcext:value-type="string">
            <text:p>Belt of air compressor</text:p>
          </table:table-cell>
          <table:table-cell/>
          <table:table-cell office:value-type="string" calcext:value-type="string">
            <text:p>Belt of air compresso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0913- / <text:s text:c="2"/>341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3" office:value-type="string" calcext:value-type="string">
            <text:p>46-4</text:p>
          </table:table-cell>
          <table:table-cell office:value-type="string" calcext:value-type="string">
            <text:p>Exhaust valve </text:p>
          </table:table-cell>
          <table:table-cell/>
          <table:table-cell office:value-type="string" calcext:value-type="string">
            <text:p>Exhaust valve 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CN 85566404 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3" office:value-type="string" calcext:value-type="string">
            <text:p>46-5</text:p>
          </table:table-cell>
          <table:table-cell office:value-type="string" calcext:value-type="string">
            <text:p>Pure weter</text:p>
          </table:table-cell>
          <table:table-cell/>
          <table:table-cell office:value-type="string" calcext:value-type="string">
            <text:p>Pure we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CN 85565836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3" office:value-type="string" calcext:value-type="string">
            <text:p>46-6</text:p>
          </table:table-cell>
          <table:table-cell office:value-type="string" calcext:value-type="string">
            <text:p>Pure weter</text:p>
          </table:table-cell>
          <table:table-cell/>
          <table:table-cell office:value-type="string" calcext:value-type="string">
            <text:p>Pure we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CCN 8556582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3" office:value-type="string" calcext:value-type="string">
            <text:p>46-7</text:p>
          </table:table-cell>
          <table:table-cell office:value-type="string" calcext:value-type="string">
            <text:p>filter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22227714" calcext:value-type="float">
            <text:p>22227714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3" office:value-type="string" calcext:value-type="string">
            <text:p>46-8</text:p>
          </table:table-cell>
          <table:table-cell office:value-type="string" calcext:value-type="string">
            <text:p>Air Filter</text:p>
          </table:table-cell>
          <table:table-cell/>
          <table:table-cell office:value-type="string" calcext:value-type="string">
            <text:p>Air Filte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22203095" calcext:value-type="float">
            <text:p>22203095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3" office:value-type="string" calcext:value-type="string">
            <text:p>46-9</text:p>
          </table:table-cell>
          <table:table-cell office:value-type="string" calcext:value-type="string">
            <text:p>piston</text:p>
          </table:table-cell>
          <table:table-cell/>
          <table:table-cell office:value-type="string" calcext:value-type="string">
            <text:p>piston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22192728" calcext:value-type="float">
            <text:p>22192728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3" office:value-type="string" calcext:value-type="string">
            <text:p>46-11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string" calcext:value-type="string">
            <text:p>20*12mm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ctivated</text:p>
          </table:table-cell>
          <table:table-cell table:number-columns-repeated="101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3" office:value-type="string" calcext:value-type="string">
            <text:p>46-10</text:p>
          </table:table-cell>
          <table:table-cell office:value-type="string" calcext:value-type="string">
            <text:p>Cooling oil / lit</text:p>
          </table:table-cell>
          <table:table-cell/>
          <table:table-cell office:value-type="string" calcext:value-type="string">
            <text:p>Cooling oil / lit</text:p>
          </table:table-cell>
          <table:table-cell office:value-type="string" calcext:value-type="string">
            <text:p>thuong</text:p>
          </table:table-cell>
          <table:table-cell/>
          <table:table-cell office:value-type="string" calcext:value-type="string">
            <text:p>pcs</text:p>
          </table:table-cell>
          <table:table-cell office:value-type="float" office:value="38459582" calcext:value-type="float">
            <text:p>38459582</text:p>
          </table:table-cell>
          <table:table-cell/>
          <table:table-cell table:style-name="ce4" office:value-type="string" calcext:value-type="string">
            <text:p>2016.05.21 <text:s/>00:00:00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mla_articles.A1:mla_articles.O193" table:display-filter-buttons="tru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ysettha OT" svg:font-family="'Saysettha OT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de" number:country="DE">US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 number:language="de" number:country="DE">USD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 number:language="de" number:country="DE">USD</number:currency-symbol>
      <number:text> -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date-style style:name="N107">
      <number:day number:style="long"/>
      <number:text>. </number:text>
      <number:month number:textual="true"/>
    </number:date-style>
    <number:date-style style:name="N10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7" number:language="de" number:country="DE">
      <number:currency-symbol number:language="de" number:country="DE">USD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0108" number:language="de" number:country="DE">
      <number:currency-symbol number:language="de" number:country="DE">USD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0109" number:language="de" number:country="DE">
      <number:currency-symbol number:language="de" number:country="DE">USD</number:currency-symbol>
      <number:text> -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110">
      <style:table-cell-properties fo:background-color="transparent" style:vertical-align="automatic"/>
    </style:style>
    <style:style style:name="Normal_5f_Sheet1_20_2" style:display-name="Normal_Sheet1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4.32mm" fo:margin-right="4.32mm" style:print-page-order="ttb" style:first-page-number="continue" style:scale-to="100%" style:print="charts drawings objects"/>
      <style:header-style>
        <style:header-footer-properties fo:min-height="1.78mm" fo:margin-left="4.32mm" fo:margin-right="4.32mm" fo:margin-bottom="0mm"/>
      </style:header-style>
      <style:footer-style>
        <style:header-footer-properties fo:min-height="2.03mm" fo:margin-left="4.32mm" fo:margin-right="4.32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5.08mm" fo:margin-bottom="5.08mm" fo:margin-left="7.87mm" fo:margin-right="5.08mm" style:print-page-order="ttb" style:first-page-number="continue" style:scale-to="100%" style:print="charts drawings objects"/>
      <style:header-style>
        <style:header-footer-properties fo:min-height="2.54mm" fo:margin-left="7.87mm" fo:margin-right="5.08mm" fo:margin-bottom="0mm"/>
      </style:header-style>
      <style:footer-style>
        <style:header-footer-properties fo:min-height="3.05mm" fo:margin-left="7.87mm" fo:margin-right="5.0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doctor</meta:initial-creator>
    <meta:creation-date>2009-01-05T05:26:19Z</meta:creation-date>
    <dc:date>2016-11-01T16:42:41.195000000</dc:date>
    <meta:print-date>2016-10-28T09:22:22Z</meta:print-date>
    <meta:editing-duration>PT1M6S</meta:editing-duration>
    <meta:editing-cycles>1</meta:editing-cycles>
    <meta:document-statistic meta:table-count="1" meta:cell-count="2099" meta:object-count="0"/>
  </office:meta>
</office:document-meta>
</file>